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0.762cm" svg:x="1.962cm" svg:y="6.613cm">
          <text:p text:style-name="P3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1.09cm" svg:x="1.965cm" svg:y="15.313cm">
          <text:p text:style-name="P3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445cm" svg:y1="2.778cm" svg:x2="5.445cm" svg:y2="6.715cm">
          <text:p/>
        </draw:line>
        <draw:line draw:style-name="gr7" draw:text-style-name="P3" draw:layer="layout" svg:x1="5.445cm" svg:y1="16.383cm" svg:x2="5.445cm" svg:y2="18.653cm">
          <text:p/>
        </draw:line>
        <draw:custom-shape draw:style-name="gr8" draw:text-style-name="P4" draw:layer="layout" svg:width="3.81cm" svg:height="0.762cm" svg:x="10.404cm" svg:y="4.014cm">
          <text:p text:style-name="P3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81cm" svg:height="0.762cm" svg:x="10.404cm" svg:y="5.03cm">
          <text:p text:style-name="P3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445cm" svg:height="0.762cm" svg:x="1.854cm" svg:y="2.143cm">
          <text:p text:style-name="P3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1.09cm" svg:x="1.965cm" svg:y="24.213cm">
          <text:p text:style-name="P3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445cm" svg:y1="21.193cm" svg:x2="5.445cm" svg:y2="24.495cm">
          <text:p/>
        </draw:line>
        <draw:custom-shape draw:style-name="gr13" draw:text-style-name="P2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.778cm" svg:height="1.816cm" svg:x="9.91cm" svg:y="18.958cm">
          <text:p text:style-name="P3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runix/pgadmin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9.256cm" svg:y="14.208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255cm" svg:y1="15.859cm" svg:x2="6.08cm" svg:y2="18.653cm">
          <text:p/>
        </draw:line>
        <draw:custom-shape draw:style-name="gr3" draw:text-style-name="P2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445cm" svg:height="0.762cm" svg:x="1.862cm" svg:y="11.313cm">
          <text:p text:style-name="P3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445cm" svg:y1="11.922cm" svg:x2="5.445cm" svg:y2="15.605cm">
          <text:p/>
        </draw:line>
        <draw:line draw:style-name="gr7" draw:text-style-name="P3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1.09cm" svg:x="1.979cm" svg:y="28.714cm">
          <text:p text:style-name="P3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6-07T15:20:17</dc:date>
    <meta:editing-duration>PT2H3M</meta:editing-duration>
    <meta:editing-cycles>35</meta:editing-cycles>
    <meta:generator>OpenOffice/4.1.12$Unix OpenOffice.org_project/4112m1$Build-9809</meta:generator>
    <dc:creator>noR nnyL</dc:creator>
    <meta:document-statistic meta:object-count="36"/>
  </office:meta>
</office:document-meta>
</file>